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72fa" officeooo:paragraph-rsid="000f7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rbau Einschreibeschlüssel (Moodle) =&gt; C0mp1ler8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2:02:49.513256241</meta:creation-date>
    <dc:date>2014-03-31T12:03:44.881132646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56" meta:non-whitespace-character-count="52"/>
    <meta:generator>LibreOffice/4.1.3.2$Linux_x86 LibreOffice_project/410m0$Build-2</meta:generator>
  </office:meta>
</office:document-meta>
</file>